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text-position="sub 58%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id="id1" draw:layer="layout" svg:width="0.54cm" svg:height="0.482cm" svg:x="5.355cm" svg:y="13.02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id="id2" draw:layer="layout" svg:width="1.123cm" svg:height="0.582cm" svg:x="3.995cm" svg:y="14.5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id="id3" draw:layer="layout" svg:width="1.123cm" svg:height="0.582cm" svg:x="7.418cm" svg:y="14.5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2" draw:text-style-name="P1" draw:layer="layout" svg:x1="5.625cm" svg:y1="13.511cm" svg:x2="4.556cm" svg:y2="14.511cm" draw:start-shape="id1" draw:start-glue-point="2" draw:end-shape="id2" draw:end-glue-point="0">
          <text:p text:style-name="P2"/>
        </draw:connector>
        <draw:connector draw:style-name="gr2" draw:text-style-name="P1" draw:layer="layout" svg:x1="5.625cm" svg:y1="13.511cm" svg:x2="7.979cm" svg:y2="14.511cm" draw:start-shape="id1" draw:start-glue-point="2" draw:end-shape="id3" draw:end-glue-point="0">
          <text:p text:style-name="P2"/>
        </draw:connector>
        <draw:frame draw:style-name="gr1" draw:id="id4" draw:layer="layout" svg:width="1.911cm" svg:height="0.582cm" svg:x="2.345cm" svg:y="15.6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1" draw:layer="layout" svg:x1="3.3cm" svg:y1="15.679cm" svg:x2="4.556cm" svg:y2="15.093cm" draw:start-shape="id4" draw:start-glue-point="0" draw:end-shape="id2" draw:end-glue-point="2">
          <text:p text:style-name="P2"/>
        </draw:connector>
        <draw:frame draw:style-name="gr1" draw:id="id5" draw:layer="layout" svg:width="1.911cm" svg:height="0.582cm" svg:x="4.646cm" svg:y="15.67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1" draw:layer="layout" svg:x1="4.556cm" svg:y1="15.093cm" svg:x2="5.601cm" svg:y2="15.679cm" draw:start-shape="id2" draw:start-glue-point="2" draw:end-shape="id5" draw:end-glue-point="0">
          <text:p text:style-name="P2"/>
        </draw:connector>
        <draw:custom-shape draw:style-name="gr3" draw:text-style-name="P1" draw:layer="layout" svg:width="0.51cm" svg:height="5.648cm" draw:transform="rotate (1.56887646461741) translate (2.248cm 18.137cm)">
          <text:p text:style-name="P2"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id="id6" draw:layer="layout" svg:width="0.54cm" svg:height="0.482cm" svg:x="11.555cm" svg:y="13.02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id="id7" draw:layer="layout" svg:width="1.123cm" svg:height="0.582cm" svg:x="10.195cm" svg:y="14.51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id="id8" draw:layer="layout" svg:width="1.123cm" svg:height="0.582cm" svg:x="13.618cm" svg:y="14.5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1" draw:layer="layout" svg:x1="11.825cm" svg:y1="13.511cm" svg:x2="10.756cm" svg:y2="14.511cm" draw:start-shape="id6" draw:start-glue-point="2" draw:end-shape="id7" draw:end-glue-point="0">
          <text:p text:style-name="P2"/>
        </draw:connector>
        <draw:connector draw:style-name="gr2" draw:text-style-name="P1" draw:layer="layout" svg:x1="11.825cm" svg:y1="13.511cm" svg:x2="14.179cm" svg:y2="14.511cm" draw:start-shape="id6" draw:start-glue-point="2" draw:end-shape="id8" draw:end-glue-point="0">
          <text:p text:style-name="P2"/>
        </draw:connector>
        <draw:frame draw:style-name="gr1" draw:id="id9" draw:layer="layout" svg:width="1.911cm" svg:height="0.582cm" svg:x="8.545cm" svg:y="15.67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2" draw:text-style-name="P1" draw:layer="layout" svg:x1="9.5cm" svg:y1="15.679cm" svg:x2="10.756cm" svg:y2="15.093cm" draw:start-shape="id9" draw:start-glue-point="0" draw:end-shape="id7" draw:end-glue-point="2">
          <text:p text:style-name="P2"/>
        </draw:connector>
        <draw:frame draw:style-name="gr1" draw:id="id10" draw:layer="layout" svg:width="1.911cm" svg:height="0.582cm" svg:x="10.846cm" svg:y="15.67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2" draw:text-style-name="P1" draw:layer="layout" svg:x1="10.756cm" svg:y1="15.093cm" svg:x2="11.801cm" svg:y2="15.679cm" draw:start-shape="id7" draw:start-glue-point="2" draw:end-shape="id10" draw:end-glue-point="0">
          <text:p text:style-name="P2"/>
        </draw:connector>
        <draw:frame draw:style-name="gr1" draw:id="id11" draw:layer="layout" svg:width="0.54cm" svg:height="0.482cm" svg:x="17.555cm" svg:y="13.02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id="id12" draw:layer="layout" svg:width="1.123cm" svg:height="0.582cm" svg:x="16.195cm" svg:y="14.5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id="id13" draw:layer="layout" svg:width="1.123cm" svg:height="0.582cm" svg:x="19.618cm" svg:y="14.5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2" draw:text-style-name="P1" draw:layer="layout" svg:x1="17.825cm" svg:y1="13.511cm" svg:x2="16.756cm" svg:y2="14.511cm" draw:start-shape="id11" draw:start-glue-point="2" draw:end-shape="id12" draw:end-glue-point="0">
          <text:p text:style-name="P2"/>
        </draw:connector>
        <draw:connector draw:style-name="gr2" draw:text-style-name="P1" draw:layer="layout" svg:x1="17.825cm" svg:y1="13.511cm" svg:x2="20.179cm" svg:y2="14.511cm" draw:start-shape="id11" draw:start-glue-point="2" draw:end-shape="id13" draw:end-glue-point="0">
          <text:p text:style-name="P2"/>
        </draw:connector>
        <draw:frame draw:style-name="gr1" draw:id="id14" draw:layer="layout" svg:width="2.573cm" svg:height="0.582cm" svg:x="0.945cm" svg:y="16.77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2" draw:text-style-name="P1" draw:layer="layout" svg:x1="2.231cm" svg:y1="16.779cm" svg:x2="3.3cm" svg:y2="16.261cm" draw:start-shape="id14" draw:start-glue-point="0" draw:end-shape="id4" draw:end-glue-point="2">
          <text:p text:style-name="P2"/>
        </draw:connector>
        <draw:frame draw:style-name="gr1" draw:id="id15" draw:layer="layout" svg:width="2.573cm" svg:height="0.582cm" svg:x="3.746cm" svg:y="16.77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2" draw:text-style-name="P1" draw:layer="layout" svg:x1="3.3cm" svg:y1="16.261cm" svg:x2="5.032cm" svg:y2="16.779cm" draw:start-shape="id4" draw:start-glue-point="2" draw:end-shape="id15" draw:end-glue-point="0">
          <text:p text:style-name="P2"/>
        </draw:connector>
        <draw:frame draw:style-name="gr4" draw:text-style-name="P3" draw:layer="layout" svg:width="2.838cm" svg:height="0.862cm" svg:x="1.818cm" svg:y="18.209cm">
          <draw:text-box>
            <text:p text:style-name="P2"><text:span text:style-name="T1">T</text:span><text:span text:style-name="T2">1</text:span><text:span text:style-name="T1"> optimal in</text:span></text:p>
          </draw:text-box>
        </draw:frame>
        <draw:frame draw:style-name="gr1" draw:layer="layout" svg:width="4.081cm" svg:height="0.55cm" svg:x="4.395cm" svg:y="18.33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1" draw:layer="layout" svg:width="0.51cm" svg:height="4.579cm" draw:transform="rotate (1.56887646461741) translate (9.548cm 18.137cm)">
          <text:p text:style-name="P2"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838cm" svg:height="0.862cm" svg:x="9.518cm" svg:y="18.209cm">
          <draw:text-box>
            <text:p text:style-name="P2"><text:span text:style-name="T1">T</text:span><text:span text:style-name="T2">2</text:span><text:span text:style-name="T1"> optimal in</text:span></text:p>
          </draw:text-box>
        </draw:frame>
        <draw:frame draw:style-name="gr1" draw:layer="layout" svg:width="1.975cm" svg:height="0.55cm" svg:x="12.095cm" svg:y="18.33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3" draw:text-style-name="P1" draw:layer="layout" svg:width="0.51cm" svg:height="3.408cm" draw:transform="rotate (1.56887646461741) translate (16.748cm 18.137cm)">
          <text:p text:style-name="P2"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838cm" svg:height="0.862cm" svg:x="16.118cm" svg:y="18.209cm">
          <draw:text-box>
            <text:p text:style-name="P2"><text:span text:style-name="T1">T</text:span><text:span text:style-name="T2">3</text:span><text:span text:style-name="T1"> optimal in</text:span></text:p>
          </draw:text-box>
        </draw:frame>
        <draw:frame draw:style-name="gr1" draw:layer="layout" svg:width="1.983cm" svg:height="0.55cm" svg:x="18.695cm" svg:y="18.33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5" draw:text-style-name="P1" draw:id="id17" draw:layer="layout" svg:width="7.063cm" svg:height="6.918cm" svg:x="8.377cm" svg:y="12.91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4" draw:id="id16" draw:layer="layout" svg:width="5.051cm" svg:height="0.725cm" svg:x="15.423cm" svg:y="19.275cm">
          <draw:text-box>
            <text:p text:style-name="P2"><text:span text:style-name="T1">Lowest validation error</text:span></text:p>
          </draw:text-box>
        </draw:frame>
        <draw:connector draw:style-name="gr7" draw:text-style-name="P1" draw:layer="layout" draw:type="line" svg:x1="15.423cm" svg:y1="19.637cm" svg:x2="14.405cm" svg:y2="18.818cm" draw:start-shape="id16" draw:end-shape="id17" draw:end-glue-point="9">
          <text:p text:style-name="P2"/>
        </draw:connector>
        <draw:frame draw:style-name="gr6" draw:text-style-name="P4" draw:layer="layout" svg:width="3.283cm" svg:height="0.725cm" svg:x="1.2cm" svg:y="12.466cm">
          <draw:text-box>
            <text:p text:style-name="P2"><text:span text:style-name="T1">Maximal Tree</text:span></text:p>
          </draw:text-box>
        </draw:frame>
        <draw:line draw:style-name="gr8" draw:text-style-name="P1" draw:layer="layout" svg:x1="6.961cm" svg:y1="13.042cm" svg:x2="9.957cm" svg:y2="13.042cm">
          <text:p text:style-name="P2"/>
        </draw:line>
        <draw:frame draw:style-name="gr6" draw:text-style-name="P4" draw:layer="layout" svg:width="1.671cm" svg:height="0.725cm" svg:x="7.501cm" svg:y="12.467cm">
          <draw:text-box>
            <text:p text:style-name="P2"><text:span text:style-name="T1">Prune</text:span></text:p>
          </draw:text-box>
        </draw:frame>
        <draw:line draw:style-name="gr8" draw:text-style-name="P1" draw:layer="layout" svg:x1="13.461cm" svg:y1="13.043cm" svg:x2="16.457cm" svg:y2="13.043cm">
          <text:p text:style-name="P2"/>
        </draw:line>
        <draw:frame draw:style-name="gr6" draw:text-style-name="P4" draw:layer="layout" svg:width="1.671cm" svg:height="0.725cm" svg:x="14.001cm" svg:y="12.468cm">
          <draw:text-box>
            <text:p text:style-name="P2"><text:span text:style-name="T1">Prune</text:span></text:p>
          </draw:text-box>
        </draw:frame>
        <draw:line draw:style-name="gr8" draw:text-style-name="P1" draw:layer="layout" svg:x1="2.461cm" svg:y1="13.042cm" svg:x2="3.295cm" svg:y2="14.7cm">
          <text:p text:style-name="P2"/>
        </draw:line>
        <draw:frame draw:style-name="gr1" draw:layer="layout" svg:width="0.54cm" svg:height="0.482cm" svg:x="23.555cm" svg:y="13.0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8" draw:text-style-name="P1" draw:layer="layout" svg:x1="19.461cm" svg:y1="13.044cm" svg:x2="22.457cm" svg:y2="13.044cm">
          <text:p text:style-name="P2"/>
        </draw:line>
        <draw:frame draw:style-name="gr6" draw:text-style-name="P4" draw:layer="layout" svg:width="1.671cm" svg:height="0.725cm" svg:x="20.001cm" svg:y="12.469cm">
          <draw:text-box>
            <text:p text:style-name="P2"><text:span text:style-name="T1">Prune</text:span></text:p>
          </draw:text-box>
        </draw:frame>
        <draw:custom-shape draw:style-name="gr3" draw:text-style-name="P1" draw:layer="layout" svg:width="0.51cm" svg:height="3.408cm" draw:transform="rotate (1.56887646461741) translate (22.749cm 18.137cm)">
          <text:p text:style-name="P2"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838cm" svg:height="0.862cm" svg:x="21.419cm" svg:y="18.209cm">
          <draw:text-box>
            <text:p text:style-name="P2"><text:span text:style-name="T1">T</text:span><text:span text:style-name="T2">4</text:span><text:span text:style-name="T1"> optimal in</text:span></text:p>
          </draw:text-box>
        </draw:frame>
        <draw:frame draw:style-name="gr1" draw:layer="layout" svg:width="3.662cm" svg:height="0.55cm" svg:x="23.996cm" svg:y="18.339cm">
          <draw:object xlink:href="./Object 19" xlink:type="simple" xlink:show="embed" xlink:actuate="onLoad"/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lfred Truong</meta:initial-creator>
    <meta:creation-date>2006-11-29T12:58:21</meta:creation-date>
    <dc:creator>Alfred Truong</dc:creator>
    <dc:date>2007-01-29T11:27:31</dc:date>
    <meta:printed-by>Alfred Truong</meta:printed-by>
    <meta:print-date>2006-12-01T14:17:21</meta:print-date>
    <dc:language>en-GB</dc:language>
    <meta:editing-cycles>13</meta:editing-cycles>
    <meta:editing-duration>PT50M22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row>
          <math:msub>
            <math:mi>x</math:mi>
            <math:mn>1</math:mn>
          </math:msub>
          <math:mo math:stretchy="false">≤</math:mo>
          <math:mn>5,</math:mn>
        </math:mrow>
        <math:mrow>
          <math:msub>
            <math:mi>x</math:mi>
            <math:mn>2</math:mn>
          </math:msub>
          <math:mo math:stretchy="false">&gt;</math:mo>
          <math:mn>10</math:mn>
        </math:mrow>
      </math:mrow>
    </math:msub>
    <math:annotation math:encoding="StarMath 5.0">D_{x_1&lt;=5, x_2&gt;10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sub>
          <math:mi>x</math:mi>
          <math:mn>1</math:mn>
        </math:msub>
        <math:mo math:stretchy="false">≤</math:mo>
        <math:mn>5</math:mn>
      </math:mrow>
    </math:msub>
    <math:annotation math:encoding="StarMath 5.0">D_{x_1&lt;=5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sub>
          <math:mi>x</math:mi>
          <math:mn>1</math:mn>
        </math:msub>
        <math:mo math:stretchy="false">&gt;</math:mo>
        <math:mn>5</math:mn>
      </math:mrow>
    </math:msub>
    <math:annotation math:encoding="StarMath 5.0">D_{x_1&gt;5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row>
          <math:msub>
            <math:mi>x</math:mi>
            <math:mn>1</math:mn>
          </math:msub>
          <math:mo math:stretchy="false">≤</math:mo>
          <math:mn>5,</math:mn>
        </math:mrow>
        <math:mrow>
          <math:msub>
            <math:mi>x</math:mi>
            <math:mn>2</math:mn>
          </math:msub>
          <math:mo math:stretchy="false">≤</math:mo>
          <math:mn>10,</math:mn>
        </math:mrow>
        <math:mrow>
          <math:msub>
            <math:mi>x</math:mi>
            <math:mn>5</math:mn>
          </math:msub>
          <math:mo math:stretchy="false">≤</math:mo>
          <math:mn>2</math:mn>
        </math:mrow>
      </math:mrow>
    </math:msub>
    <math:annotation math:encoding="StarMath 5.0">D_{x_1&lt;=5, x_2&lt;=10, x_5&lt;=2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row>
          <math:msub>
            <math:mi>x</math:mi>
            <math:mn>1</math:mn>
          </math:msub>
          <math:mo math:stretchy="false">≤</math:mo>
          <math:mn>5,</math:mn>
        </math:mrow>
        <math:mrow>
          <math:msub>
            <math:mi>x</math:mi>
            <math:mn>2</math:mn>
          </math:msub>
          <math:mo math:stretchy="false">≤</math:mo>
          <math:mn>10,</math:mn>
        </math:mrow>
        <math:mrow>
          <math:msub>
            <math:mi>x</math:mi>
            <math:mn>5</math:mn>
          </math:msub>
          <math:mo math:stretchy="false">&gt;</math:mo>
          <math:mn>2</math:mn>
        </math:mrow>
      </math:mrow>
    </math:msub>
    <math:annotation math:encoding="StarMath 5.0">D_{x_1&lt;=5, x_2&lt;=10, x_5&gt;2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∈</math:mo>
        <math:mrow>
          <math:mo math:stretchy="false">[</math:mo>
          <math:mrow>
            <math:msub>
              <math:mo math:stretchy="false">α</math:mo>
              <math:mn>1,</math:mn>
            </math:msub>
            <math:msub>
              <math:mo math:stretchy="false">α</math:mo>
              <math:mn>2</math:mn>
            </math:msub>
          </math:mrow>
          <math:mo math:stretchy="false">]</math:mo>
        </math:mrow>
      </math:mrow>
      <math:mo math:stretchy="false">=</math:mo>
      <math:mrow>
        <math:mo math:stretchy="false">[</math:mo>
        <math:mrow>
          <math:mrow>
            <math:mo math:stretchy="false">−</math:mo>
            <math:mi math:fontstyle="italic">inf</math:mi>
          </math:mrow>
          <math:mi>,</math:mi>
          <math:msub>
            <math:mo math:stretchy="false">α</math:mo>
            <math:mn>2</math:mn>
          </math:msub>
        </math:mrow>
        <math:mo math:stretchy="false">]</math:mo>
      </math:mrow>
    </math:mrow>
    <math:annotation math:encoding="StarMath 5.0">%alpha in [%alpha_1,%alpha_2]=[-inf,%alpha_2]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o math:stretchy="false">∈</math:mo>
      <math:mrow>
        <math:mo math:stretchy="false">[</math:mo>
        <math:mrow>
          <math:msub>
            <math:mo math:stretchy="false">α</math:mo>
            <math:mn>2,</math:mn>
          </math:msub>
          <math:msub>
            <math:mo math:stretchy="false">α</math:mo>
            <math:mn>3</math:mn>
          </math:msub>
        </math:mrow>
        <math:mo math:stretchy="false">]</math:mo>
      </math:mrow>
    </math:mrow>
    <math:annotation math:encoding="StarMath 5.0">%alpha in [%alpha_2,%alpha_3]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o math:stretchy="false">∈</math:mo>
      <math:mrow>
        <math:mo math:stretchy="false">[</math:mo>
        <math:mrow>
          <math:msub>
            <math:mo math:stretchy="false">α</math:mo>
            <math:mn>3,</math:mn>
          </math:msub>
          <math:msub>
            <math:mo math:stretchy="false">α</math:mo>
            <math:mn>4</math:mn>
          </math:msub>
        </math:mrow>
        <math:mo math:stretchy="false">]</math:mo>
      </math:mrow>
    </math:mrow>
    <math:annotation math:encoding="StarMath 5.0">%alpha in [%alpha_3,%alpha_4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∈</math:mo>
        <math:mrow>
          <math:mo math:stretchy="false">[</math:mo>
          <math:mrow>
            <math:msub>
              <math:mo math:stretchy="false">α</math:mo>
              <math:mn>4,</math:mn>
            </math:msub>
            <math:msub>
              <math:mo math:stretchy="false">α</math:mo>
              <math:mn>5</math:mn>
            </math:msub>
          </math:mrow>
          <math:mo math:stretchy="false">]</math:mo>
        </math:mrow>
      </math:mrow>
      <math:mo math:stretchy="false">=</math:mo>
      <math:mrow>
        <math:mo math:stretchy="false">[</math:mo>
        <math:mrow>
          <math:msub>
            <math:mo math:stretchy="false">α</math:mo>
            <math:mn>4,</math:mn>
          </math:msub>
          <math:mi math:fontstyle="italic">inf</math:mi>
        </math:mrow>
        <math:mo math:stretchy="false">]</math:mo>
      </math:mrow>
    </math:mrow>
    <math:annotation math:encoding="StarMath 5.0">%alpha in [%alpha_4,%alpha_5]=[%alpha_4,inf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sub>
          <math:mi>x</math:mi>
          <math:mn>1</math:mn>
        </math:msub>
        <math:mo math:stretchy="false">≤</math:mo>
        <math:mn>5</math:mn>
      </math:mrow>
    </math:msub>
    <math:annotation math:encoding="StarMath 5.0">D_{x_1&lt;=5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sub>
          <math:mi>x</math:mi>
          <math:mn>1</math:mn>
        </math:msub>
        <math:mo math:stretchy="false">&gt;</math:mo>
        <math:mn>5</math:mn>
      </math:mrow>
    </math:msub>
    <math:annotation math:encoding="StarMath 5.0">D_{x_1&gt;5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row>
          <math:msub>
            <math:mi>x</math:mi>
            <math:mn>1</math:mn>
          </math:msub>
          <math:mo math:stretchy="false">≤</math:mo>
          <math:mn>5,</math:mn>
        </math:mrow>
        <math:mrow>
          <math:msub>
            <math:mi>x</math:mi>
            <math:mn>2</math:mn>
          </math:msub>
          <math:mo math:stretchy="false">&gt;</math:mo>
          <math:mn>10</math:mn>
        </math:mrow>
      </math:mrow>
    </math:msub>
    <math:annotation math:encoding="StarMath 5.0">D_{x_1&lt;=5, x_2&gt;10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row>
          <math:msub>
            <math:mi>x</math:mi>
            <math:mn>1</math:mn>
          </math:msub>
          <math:mo math:stretchy="false">≤</math:mo>
          <math:mn>5,</math:mn>
        </math:mrow>
        <math:mrow>
          <math:msub>
            <math:mi>x</math:mi>
            <math:mn>2</math:mn>
          </math:msub>
          <math:mo math:stretchy="false">≤</math:mo>
          <math:mn>10</math:mn>
        </math:mrow>
      </math:mrow>
    </math:msub>
    <math:annotation math:encoding="StarMath 5.0">D_{x_1&lt;=5, x_2&lt;=10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sub>
          <math:mi>x</math:mi>
          <math:mn>1</math:mn>
        </math:msub>
        <math:mo math:stretchy="false">≤</math:mo>
        <math:mn>5</math:mn>
      </math:mrow>
    </math:msub>
    <math:annotation math:encoding="StarMath 5.0">D_{x_1&lt;=5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sub>
          <math:mi>x</math:mi>
          <math:mn>1</math:mn>
        </math:msub>
        <math:mo math:stretchy="false">&gt;</math:mo>
        <math:mn>5</math:mn>
      </math:mrow>
    </math:msub>
    <math:annotation math:encoding="StarMath 5.0">D_{x_1&gt;5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D</math:mi>
      <math:mrow>
        <math:mrow>
          <math:msub>
            <math:mi>x</math:mi>
            <math:mn>1</math:mn>
          </math:msub>
          <math:mo math:stretchy="false">≤</math:mo>
          <math:mn>5,</math:mn>
        </math:mrow>
        <math:mrow>
          <math:msub>
            <math:mi>x</math:mi>
            <math:mn>2</math:mn>
          </math:msub>
          <math:mo math:stretchy="false">≤</math:mo>
          <math:mn>10</math:mn>
        </math:mrow>
      </math:mrow>
    </math:msub>
    <math:annotation math:encoding="StarMath 5.0">D_{x_1&lt;=5, x_2&lt;=10}</math:annotation>
  </math:semantics>
</math:math>
</file>